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1.365cm"/>
    </style:style>
    <style:style style:name="co3" style:family="table-column">
      <style:table-column-properties fo:break-before="auto" style:column-width="1.42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recision cut-off</text:p>
          </table:table-cell>
          <table:table-cell table:style-name="ce2" office:value-type="string" calcext:value-type="string">
            <text:p>Mean difference</text:p>
          </table:table-cell>
          <table:table-cell table:style-name="ce2" office:value-type="string" calcext:value-type="string">
            <text:p>st. dev</text:p>
          </table:table-cell>
          <table:table-cell table:style-name="ce2" office:value-type="string" calcext:value-type="string">
            <text:p>p value</text:p>
          </table:table-cell>
          <table:table-cell table:number-columns-repeated="1020"/>
        </table:table-row>
        <table:table-row table:style-name="ro1"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071" calcext:value-type="float">
            <text:p>0.071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string" calcext:value-type="string">
            <text:p>&lt; 1E-6</text:p>
          </table:table-cell>
          <table:table-cell table:number-columns-repeated="1020"/>
        </table:table-row>
        <table:table-row table:style-name="ro1"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091" calcext:value-type="float">
            <text:p>0.091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string" calcext:value-type="string">
            <text:p>&lt; 1E-6</text:p>
          </table:table-cell>
          <table:table-cell table:number-columns-repeated="1020"/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042" calcext:value-type="float">
            <text:p>0.04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&lt; 0.001</text:p>
          </table:table-cell>
          <table:table-cell table:number-columns-repeated="1020"/>
        </table:table-row>
        <table:table-row table:style-name="ro1"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&lt; 0.001</text:p>
          </table:table-cell>
          <table:table-cell table:number-columns-repeated="1020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064" calcext:value-type="float">
            <text:p>0.064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&lt; 0.001</text:p>
          </table:table-cell>
          <table:table-cell table:number-columns-repeated="1020"/>
        </table:table-row>
        <table:table-row table:style-name="ro1"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044" calcext:value-type="float">
            <text:p>0.044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string" calcext:value-type="string">
            <text:p>&lt; 0.001</text:p>
          </table:table-cell>
          <table:table-cell table:number-columns-repeated="1020"/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0.059" calcext:value-type="float">
            <text:p>0.059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09:45:26.113533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5.2$Linux_X86_64 LibreOffice_project/40$Build-2</meta:generator>
    <meta:editing-cycles>0</meta:editing-cycles>
    <meta:editing-duration>P0D</meta:editing-duration>
    <meta:document-statistic meta:table-count="1" meta:cell-count="32" meta:object-count="0"/>
  </office:meta>
</office:document-meta>
</file>